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1 - The Arcane Eternal" calcext:value-type="string">
            <text:p>Class 1: 511 - The Arcane Eternal</text:p>
          </table:table-cell>
          <table:table-cell table:style-name="ce6" office:value-type="float" office:value="511" calcext:value-type="float">
            <text:p>511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9 - The Ashen Titan" calcext:value-type="string">
            <text:p>Class 2: 509 - The Ashen Titan</text:p>
          </table:table-cell>
          <table:table-cell table:style-name="ce6" office:value-type="float" office:value="509" calcext:value-type="float">
            <text:p>509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9868249.348784" calcext:value-type="float">
            <text:p>99,868,249</text:p>
          </table:table-cell>
          <table:table-cell table:style-name="ce32"/>
          <table:table-cell table:style-name="ce11" table:formula="of:=[.W9]" office:value-type="float" office:value="5459497.04999999" calcext:value-type="float">
            <text:p>5,459,49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9.949556" calcext:value-type="float">
            <text:p>239.9</text:p>
          </table:table-cell>
          <table:table-cell table:style-name="ce10" table:formula="of:=1.1%*(1+[.S22])/60" office:value-type="percentage" office:value="0.003443" calcext:value-type="percentage">
            <text:p>0.34%</text:p>
          </table:table-cell>
          <table:table-cell table:style-name="ce9" table:formula="of:=[.W2]*60" office:value-type="percentage" office:value="0.20658" calcext:value-type="percentage">
            <text:p>20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54.416" calcext:value-type="float">
            <text:p>754.416</text:p>
          </table:table-cell>
          <table:table-cell table:formula="of:=SUM([.AL3:.AL5])" office:value-type="float" office:value="1663.20060192" calcext:value-type="float">
            <text:p>1663.20060192</text:p>
          </table:table-cell>
          <table:table-cell table:formula="of:=SUM([.AM3:.AM5])" office:value-type="float" office:value="0.83160030096" calcext:value-type="float">
            <text:p>0.83160030096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2 - The Primordial Arbiter" calcext:value-type="string">
            <text:p>Class 3: 502 - The Primordial Arbiter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1.66" calcext:value-type="float">
            <text:p>51.66</text:p>
          </table:table-cell>
          <table:table-cell table:style-name="ce6"/>
          <table:table-cell table:style-name="ce12" table:formula="of:=[.V10]" office:value-type="percentage" office:value="51.66" calcext:value-type="percentage">
            <text:p>51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704" calcext:value-type="float">
            <text:p>7704.0</text:p>
          </table:table-cell>
          <table:table-cell/>
          <table:table-cell table:style-name="ce6"/>
          <table:table-cell table:style-name="ce6" table:formula="of:=[.V11]" office:value-type="float" office:value="20.12" calcext:value-type="float">
            <text:p>20.12</text:p>
          </table:table-cell>
          <table:table-cell table:style-name="ce6"/>
          <table:table-cell table:style-name="ce12" table:formula="of:=[.V11]" office:value-type="percentage" office:value="20.12" calcext:value-type="percentage">
            <text:p>20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7" calcext:value-type="float">
            <text:p>6.7</text:p>
          </table:table-cell>
          <table:table-cell table:number-columns-repeated="2"/>
          <table:table-cell table:formula="of:=[.AA4]*[.AC4]*[.AD4]*[.AE4]*[.AF4]*[.AG4]*[.AH4]" office:value-type="float" office:value="501.696" calcext:value-type="float">
            <text:p>501.696</text:p>
          </table:table-cell>
          <table:table-cell table:style-name="ce42" table:formula="of:=[.AK4]*2.20462" office:value-type="float" office:value="1106.04903552" calcext:value-type="float">
            <text:p>1106.05</text:p>
          </table:table-cell>
          <table:table-cell table:style-name="ce42" table:formula="of:=[.AL4]/2000" office:value-type="float" office:value="0.55302451776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060" calcext:value-type="float">
            <text:p>3060.0</text:p>
          </table:table-cell>
          <table:table-cell/>
          <table:table-cell table:style-name="ce6"/>
          <table:table-cell table:style-name="ce6" table:formula="of:=[.V12]" office:value-type="float" office:value="6.72" calcext:value-type="float">
            <text:p>6.72</text:p>
          </table:table-cell>
          <table:table-cell table:style-name="ce6"/>
          <table:table-cell table:style-name="ce12" table:formula="of:=[.V12]" office:value-type="percentage" office:value="6.72" calcext:value-type="percentage">
            <text:p>67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5.776056" calcext:value-type="float">
            <text:p>335.8</text:p>
          </table:table-cell>
          <table:table-cell table:style-name="ce10" table:formula="of:=1.1%*(1+[.S22]+750%)/60" office:value-type="percentage" office:value="0.004818" calcext:value-type="percentage">
            <text:p>0.48%</text:p>
          </table:table-cell>
          <table:table-cell table:style-name="ce9" table:formula="of:=[.W5]*60" office:value-type="percentage" office:value="0.28908" calcext:value-type="percentage">
            <text:p>28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904" calcext:value-type="float">
            <text:p>23904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7.05" calcext:value-type="percentage">
            <text:p>17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125.36" calcext:value-type="float">
            <text:p>64125.36</text:p>
          </table:table-cell>
          <table:table-cell table:formula="of:=[.AL2]*[.$AJ$7]" office:value-type="float" office:value="141372.0511632" calcext:value-type="float">
            <text:p>141372.0511632</text:p>
          </table:table-cell>
          <table:table-cell table:formula="of:=[.AM2]*[.$AJ$7]" office:value-type="float" office:value="70.6860255816" calcext:value-type="float">
            <text:p>70.686025581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7818453.8576" calcext:value-type="float">
            <text:p>27818453.85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9868249.348784" calcext:value-type="float">
            <text:p>99868249.348784</text:p>
          </table:table-cell>
          <table:table-cell table:style-name="ce6" table:formula="of:=([.T11]+[.T12])/2" office:value-type="float" office:value="5459497.04999999" calcext:value-type="float">
            <text:p>5459497.04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71918044.839968" calcext:value-type="float">
            <text:p>171918044.8399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1.66" calcext:value-type="percentage">
            <text:p>51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868023637557" calcext:value-type="percentage">
            <text:p>98.687%</text:p>
          </table:table-cell>
          <table:table-cell table:formula="of:=1/(1-[.R11])" office:value-type="float" office:value="76.1499999999999" calcext:value-type="float">
            <text:p>76.1499999999999</text:p>
          </table:table-cell>
          <table:table-cell table:formula="of:=[.$T$2]*[.S11]" office:value-type="float" office:value="5307045.79999999" calcext:value-type="float">
            <text:p>5307045.7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0.12" calcext:value-type="percentage">
            <text:p>20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58149642968" calcext:value-type="percentage">
            <text:p>98.758%</text:p>
          </table:table-cell>
          <table:table-cell table:formula="of:=1/(1-[.R12])" office:value-type="float" office:value="80.5249999999997" calcext:value-type="float">
            <text:p>80.5249999999997</text:p>
          </table:table-cell>
          <table:table-cell table:formula="of:=[.$T$2]*[.S12]" office:value-type="float" office:value="5611948.29999998" calcext:value-type="float">
            <text:p>5611948.2999999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72" calcext:value-type="percentage">
            <text:p>67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224760033619" calcext:value-type="percentage">
            <text:p>98.722%</text:p>
          </table:table-cell>
          <table:table-cell table:style-name="ce14" table:formula="of:=([.S11]+[.S12])/2" office:value-type="float" office:value="78.3374999999998" calcext:value-type="float">
            <text:p>78.3</text:p>
          </table:table-cell>
          <table:table-cell table:formula="of:=[.$T$2]*[.S13]" office:value-type="float" office:value="5459497.04999999" calcext:value-type="float">
            <text:p>5459497.04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7" calcext:value-type="percentage">
            <text:p>47.0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307512423268" calcext:value-type="percentage">
            <text:p>98.831%</text:p>
          </table:table-cell>
          <table:table-cell table:formula="of:=1/(1-[.R16])" office:value-type="float" office:value="85.5250000000003" calcext:value-type="float">
            <text:p>85.5250000000003</text:p>
          </table:table-cell>
          <table:table-cell table:formula="of:=[.$T$2]*[.S16]" office:value-type="float" office:value="5960408.30000002" calcext:value-type="float">
            <text:p>5960408.30000002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704.0]" calcext:value-type="string">
            <text:p>Str: <text:s/>535 <text:s/>[7,704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876529477197" calcext:value-type="percentage">
            <text:p>98.888%</text:p>
          </table:table-cell>
          <table:table-cell table:formula="of:=1/(1-[.R17])" office:value-type="float" office:value="89.8999999999997" calcext:value-type="float">
            <text:p>89.8999999999997</text:p>
          </table:table-cell>
          <table:table-cell table:formula="of:=[.$T$2]*[.S17]" office:value-type="float" office:value="6265310.79999998" calcext:value-type="float">
            <text:p>6265310.79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060.0]" calcext:value-type="string">
            <text:p>Dex: <text:s/>450 <text:s/>[3,06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592020950232" calcext:value-type="percentage">
            <text:p>98.859%</text:p>
          </table:table-cell>
          <table:table-cell table:style-name="ce14" table:formula="of:=([.S16]+[.S17])/2" office:value-type="float" office:value="87.7125" calcext:value-type="float">
            <text:p>87.7</text:p>
          </table:table-cell>
          <table:table-cell table:formula="of:=[.$T$2]*[.S18]" office:value-type="float" office:value="6112859.55" calcext:value-type="float">
            <text:p>6112859.55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904.0]" calcext:value-type="string">
            <text:p>Int: 1660 [23,904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166.0%" calcext:value-type="string">
            <text:p>Resilience: 5,16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1.66" calcext:value-type="percentage">
            <text:p>51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78" calcext:value-type="percentage">
            <text:p>177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7.05" calcext:value-type="percentage">
            <text:p>17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.4" calcext:value-type="percentage">
            <text:p>13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8" calcext:value-type="percentage">
            <text:p>580.00%</text:p>
          </table:table-cell>
          <table:table-cell table:style-name="ce10" table:number-columns-repeated="2"/>
          <table:table-cell table:style-name="ce10" table:formula="of:=SUM([.AE27:.AE178])" office:value-type="percentage" office:value="13.4" calcext:value-type="percentage">
            <text:p>13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0.12" calcext:value-type="percentage">
            <text:p>20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72" calcext:value-type="percentage">
            <text:p>6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58" calcext:value-type="percentage">
            <text:p>65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16.0%" calcext:value-type="string">
            <text:p>w/Mantle: <text:s text:c="2"/>5,91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012.0%" calcext:value-type="string">
            <text:p>Speed+: <text:s text:c="4"/>2,01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1" calcext:value-type="float">
            <text:p>511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705.0%" calcext:value-type="string">
            <text:p>Damage+: <text:s text:c="3"/>1,7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" table:formula="of:=[.D25]+([.C25]-1)*20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formula="of:=[.D26]+([.C26]-1)*20"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27]+([.C27]-1)*20" office:value-type="float" office:value="52" calcext:value-type="float">
            <text:p>5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6" calcext:value-type="percentage">
            <text:p>76.00%</text:p>
          </table:table-cell>
          <table:table-cell table:style-name="ce35" table:formula="of:=[.P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6" calcext:value-type="percentage">
            <text:p>76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6" calcext:value-type="percentage">
            <text:p>76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6" calcext:value-type="percentage">
            <text:p>76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6" calcext:value-type="percentage">
            <text:p>76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8]+([.C28]-1)*20" office:value-type="float" office:value="48" calcext:value-type="float">
            <text:p>48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4" table:formula="of:=[.D29]+([.C29]-1)*20" office:value-type="float" office:value="46" calcext:value-type="float">
            <text:p>46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table:style-name="ce13" table:formula="of:=[.D30]+([.C30]-1)*20" office:value-type="float" office:value="54" calcext:value-type="float">
            <text:p>5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7" calcext:value-type="percentage">
            <text:p>127.00%</text:p>
          </table:table-cell>
          <table:table-cell table:style-name="ce37" table:formula="of:=[.S30]" office:value-type="percentage" office:value="17.78" calcext:value-type="percentage">
            <text:p>1778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78" calcext:value-type="percentage">
            <text:p>1778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58" calcext:value-type="percentage">
            <text:p>658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7" calcext:value-type="float">
            <text:p>7</text:p>
          </table:table-cell>
          <table:table-cell table:style-name="ce15" table:formula="of:=[.D31]+([.C31]-1)*20" office:value-type="float" office:value="47" calcext:value-type="float">
            <text:p>4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85" calcext:value-type="percentage">
            <text:p>98.50%</text:p>
          </table:table-cell>
          <table:table-cell table:style-name="ce38" table:formula="of:=[.V31]" office:value-type="percentage" office:value="9.85" calcext:value-type="percentage">
            <text:p>98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85" calcext:value-type="percentage">
            <text:p>98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9.9] [290.4s to full]" calcext:value-type="string">
            <text:p>hp/s: <text:s text:c="4"/>0.34% [239.9] [290.4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5.8] [207.6s to full]" calcext:value-type="string">
            <text:p>w/Mantle: 0.48% [335.8] [207.6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4]+([.C34]-1)*20" office:value-type="float" office:value="49" calcext:value-type="float">
            <text:p>4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9" calcext:value-type="float">
            <text:p>509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22%     [hp x  78.34]" calcext:value-type="string">
            <text:p>Mitigation: <text:s text:c="6"/>98.722% <text:s text:c="4"/>[hp x <text:s/>78.34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9" calcext:value-type="float">
            <text:p>9</text:p>
          </table:table-cell>
          <table:table-cell table:style-name="ce2" table:formula="of:=[.D37]+([.C37]-1)*20" office:value-type="float" office:value="49" calcext:value-type="float">
            <text:p>4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95" calcext:value-type="percentage">
            <text:p>149.50%</text:p>
          </table:table-cell>
          <table:table-cell table:style-name="ce34" table:formula="of:=[.P37]" office:value-type="percentage" office:value="17.94" calcext:value-type="percentage">
            <text:p>1794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94" calcext:value-type="percentage">
            <text:p>1794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59,497.0 [hp x 297.68]" calcext:value-type="string">
            <text:p>Effective Health: 5,459,497.0 [hp x 297.68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38]+([.C38]-1)*20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8" calcext:value-type="percentage">
            <text:p>58.00%</text:p>
          </table:table-cell>
          <table:table-cell table:style-name="ce9" table:formula="of:=[.P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8" calcext:value-type="percentage">
            <text:p>58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8" calcext:value-type="percentage">
            <text:p>58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8" calcext:value-type="percentage">
            <text:p>58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40]+([.C40]-1)*20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31%     [hp x  85.53]" calcext:value-type="string">
            <text:p>Mitigation: <text:s text:c="6"/>98.831% <text:s text:c="4"/>[hp x <text:s/>85.53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4" table:formula="of:=[.D41]+([.C41]-1)*20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960,408.3 [hp x 325.00]" calcext:value-type="string">
            <text:p>Effective Health: 5,960,408.3 [hp x 325.0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  <table:table-cell table:style-name="ce15" table:formula="of:=[.D43]+([.C43]-1)*20" office:value-type="float" office:value="49" calcext:value-type="float">
            <text:p>49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5  Archon Strike [E]               x5 [7.5m range]" calcext:value-type="string">
            <text:p>3-5 <text:s/>Archon Strike [E] <text:s text:c="14"/>x5 [7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16" table:formula="of:=[.D45]+([.C45]-1)*20" office:value-type="float" office:value="52" calcext:value-type="float">
            <text:p>5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6" calcext:value-type="percentage">
            <text:p>56.00%</text:p>
          </table:table-cell>
          <table:table-cell table:style-name="ce39" table:formula="of:=[.AH45]" office:value-type="percentage" office:value="6.72" calcext:value-type="percentage">
            <text:p>67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72" calcext:value-type="percentage">
            <text:p>67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72" calcext:value-type="percentage">
            <text:p>67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2 Sentinel Reconstruction [E]     x5 " calcext:value-type="string">
            <text:p>3-12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6]+([.C46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72" calcext:value-type="percentage">
            <text:p>72.00%</text:p>
          </table:table-cell>
          <table:table-cell table:style-name="ce37" table:formula="of:=[.V46]" office:value-type="percentage" office:value="7.2" calcext:value-type="percentage">
            <text:p>72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7.2" calcext:value-type="percentage">
            <text:p>72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12 Azarinth Awakening [E]         x10 [76.0% =&gt; 760.0% Resilience, Speed, Intelligence and Strength]" calcext:value-type="string">
            <text:p>3-12 Azarinth Awakening [E] <text:s text:c="8"/>x10 [76.0% =&gt; 76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8  Transfer [E]                    x1 " calcext:value-type="string">
            <text:p>3-8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2" calcext:value-type="float">
            <text:p>502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6  Arcane Dominion [E]             x1 " calcext:value-type="string">
            <text:p>3-6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14 Sentinel Core [E]              x14 [47.0% =&gt; 658.0% Durability, 127.0% =&gt; 1,778.0% Health Regen, 25.0% =&gt; 350.0% Magic Resistance]" calcext:value-type="string">
            <text:p>3-14 Sentinel Core [E] <text:s text:c="13"/>x14 [47.0% =&gt; 658.0% Durability, 127.0% =&gt; 1,778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50]+([.C50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4" calcext:value-type="percentage">
            <text:p>64.00%</text:p>
          </table:table-cell>
          <table:table-cell table:style-name="ce9" table:formula="of:=[.P50]" office:value-type="percentage" office:value="8.32" calcext:value-type="percentage">
            <text:p>832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8.32" calcext:value-type="percentage">
            <text:p>8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7  Eternal Brawling [E]           x10 [98.5% =&gt; 985.0% Damage, 2.75% DR/attack]" calcext:value-type="string">
            <text:p>3-7 <text:s/>Eternal Brawling [E] <text:s text:c="10"/>x10 [98.5% =&gt; 985.0% Damage, 2.7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51]+([.C51]-1)*20" office:value-type="float" office:value="42" calcext:value-type="float">
            <text:p>4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9  Arcane Circulation [E]         x10 [112.5% to Deconstruction/Reconstruction]" calcext:value-type="string">
            <text:p>3-9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54]+([.C5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9  Mantle of the Titan [E]        x12 [149.5% =&gt; 1,794.0% Resilience]" calcext:value-type="string">
            <text:p>3-9 <text:s/>Mantle of the Titan [E] <text:s text:c="7"/>x12 [149.5% =&gt; 1,794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6  Titan Core [E]                 x10 [58.0% =&gt; 580.0% Resilience, Speed, Strength, Intelligence and Dexterity, 10% =&gt; 100% weight/min]" calcext:value-type="string">
            <text:p>3-6 <text:s/>Titan Core [E] <text:s text:c="16"/>x10 [58.0% =&gt; 58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7  Embered Heart [E]              x12 " calcext:value-type="string">
            <text:p>3-7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4  Tempered Seal [E]               x3 " calcext:value-type="string">
            <text:p>3-4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9  Ashen Wings [E]                x12 " calcext:value-type="string">
            <text:p>3-9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12 Avatar of Ash [E]              x12 [56.0% =&gt; 672.0% Reflexes and Speed]" calcext:value-type="string">
            <text:p>3-12 Avatar of Ash [E] <text:s text:c="13"/>x12 [56.0% =&gt; 67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4  Embered Form [E]               x10 [72.0% =&gt; 720.0% Damage]" calcext:value-type="string">
            <text:p>3-4 <text:s/>Embered Form [E] <text:s text:c="14"/>x10 [72.0% =&gt; 72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8  Fires of Creation [E]          x13 [64.0% =&gt; 832.0% Resilience, 4.50% mana/health returned]" calcext:value-type="string">
            <text:p>3-8 <text:s/>Fires of Creation [E] <text:s text:c="9"/>x13 [64.0% =&gt; 832.0% Resilience, 4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2  Fabric Tear [E]                 x4 " calcext:value-type="string">
            <text:p>3-2 <text:s/>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6  Space Manipulation [E]         x13 " calcext:value-type="string">
            <text:p>3-6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366]: 1" calcext:value-type="string">
            <text:p>Available [2366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366" calcext:value-type="float">
            <text:p>2366</text:p>
          </table:table-cell>
          <table:table-cell table:formula="of:=FLOOR([.F77]/100)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3" calcext:value-type="float">
            <text:p>23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8 Ashen Limbs" calcext:value-type="string">
            <text:p>1-18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8" calcext:value-type="float">
            <text:p>18</text:p>
          </table:table-cell>
          <table:table-cell table:formula="of:=[.D78]+([.C78]-1)*20" office:value-type="float" office:value="18" calcext:value-type="float">
            <text:p>18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3 Bulwark of Ash" calcext:value-type="string">
            <text:p>1-13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79]+([.C79]-1)*20" office:value-type="float" office:value="13" calcext:value-type="float">
            <text:p>13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7  Dancing" calcext:value-type="string">
            <text:p>1-7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0]+([.C80]-1)*20" office:value-type="float" office:value="7" calcext:value-type="float">
            <text:p>7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6 Deviant of Humanity" calcext:value-type="string">
            <text:p>3-26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81]+([.C81]-1)*20" office:value-type="float" office:value="66" calcext:value-type="float">
            <text:p>6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8  Gourmet" calcext:value-type="string">
            <text:p>1-8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5]+([.C85]-1)*20" office:value-type="float" office:value="8" calcext:value-type="float">
            <text:p>8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2  Identify [Up to +70 - 581]" calcext:value-type="string">
            <text:p>2-2 <text:s/>Identify [Up to +70 - 581]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0" calcext:value-type="float">
            <text:p>70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581" calcext:value-type="float">
            <text:p>581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3  Minor Earth Manipulation" calcext:value-type="string">
            <text:p>1-3 <text:s/>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1]+([.C91]-1)*20" office:value-type="float" office:value="3" calcext:value-type="float">
            <text:p>3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3  Minor Ice Manipulation" calcext:value-type="string">
            <text:p>1-3 <text:s/>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92]+([.C92]-1)*20" office:value-type="float" office:value="3" calcext:value-type="float">
            <text:p>3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4  Minor Lava Manipulation" calcext:value-type="string">
            <text:p>1-4 <text:s/>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93]+([.C93]-1)*20" office:value-type="float" office:value="4" calcext:value-type="float">
            <text:p>4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1-11 Monstrous [Within 150 lvls - 361+]" calcext:value-type="string">
            <text:p>1-11 Monstrous [Within 150 lvls - 361+]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95]+([.C95]-1)*20" office:value-type="float" office:value="11" calcext:value-type="float">
            <text:p>11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/>[Within </text:p>
          </table:table-cell>
          <table:table-cell table:formula="of:=260-[.D95]*10" office:value-type="float" office:value="150" calcext:value-type="float">
            <text:p>15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361" calcext:value-type="float">
            <text:p>361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1 Oxygen Repository" calcext:value-type="string">
            <text:p>2-11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[.D96]+([.C96]-1)*20" office:value-type="float" office:value="31" calcext:value-type="float">
            <text:p>31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7 Sage of Torment" calcext:value-type="string">
            <text:p>2-17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D97]+([.C97]-1)*20" office:value-type="float" office:value="37" calcext:value-type="float">
            <text:p>37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3 Soul Perception" calcext:value-type="string">
            <text:p>1-13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98]+([.C98]-1)*20" office:value-type="float" office:value="13" calcext:value-type="float">
            <text:p>13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1  Spear of Ash" calcext:value-type="string">
            <text:p>2-1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9]+([.C99]-1)*20" office:value-type="float" office:value="21" calcext:value-type="float">
            <text:p>21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6  Telepathy" calcext:value-type="string">
            <text:p>1-6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01]+([.C101]-1)*20" office:value-type="float" office:value="6" calcext:value-type="float">
            <text:p>6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3  [73% - 95%] Arcane Magic Resistance" calcext:value-type="string">
            <text:p>3-23 <text:s/>[73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D106]+([.C106]-1)*20" office:value-type="float" office:value="63" calcext:value-type="float">
            <text:p>63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3%" calcext:value-type="string">
            <text:p>73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8   [58% - 95%] Blast Resistance" calcext:value-type="string">
            <text:p>3-8 <text:s text:c="2"/>[58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09]+([.C109]-1)*20" office:value-type="float" office:value="48" calcext:value-type="float">
            <text:p>48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8%" calcext:value-type="string">
            <text:p>58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9  [44% - 78%] Bone Magic Resistance" calcext:value-type="string">
            <text:p>2-19 <text:s/>[44% - 78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13]+([.C113]-1)*20" office:value-type="float" office:value="39" calcext:value-type="float">
            <text:p>39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4%" calcext:value-type="string">
            <text:p>44%</text:p>
          </table:table-cell>
          <table:table-cell table:formula="of:=TEXT(VLOOKUP([.E113];[.$BI$2:.$BK$81];3);  &quot;0#%&quot;)" office:value-type="string" office:string-value="78%" calcext:value-type="string">
            <text:p>78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9   [34% - 58%] Dark Magic Resistance" calcext:value-type="string">
            <text:p>2-9 <text:s text:c="2"/>[34% - 58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118]+([.C118]-1)*20" office:value-type="float" office:value="29" calcext:value-type="float">
            <text:p>2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4%" calcext:value-type="string">
            <text:p>34%</text:p>
          </table:table-cell>
          <table:table-cell table:formula="of:=TEXT(VLOOKUP([.E118];[.$BI$2:.$BK$81];3);  &quot;0#%&quot;)" office:value-type="string" office:string-value="58%" calcext:value-type="string">
            <text:p>58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1  [11% - 22%] Divination Magic Resistance" calcext:value-type="string">
            <text:p>1-11 <text:s/>[11% - 22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122]+([.C122]-1)*20" office:value-type="float" office:value="11" calcext:value-type="float">
            <text:p>11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1%" calcext:value-type="string">
            <text:p>11%</text:p>
          </table:table-cell>
          <table:table-cell table:formula="of:=TEXT(VLOOKUP([.E122];[.$BI$2:.$BK$81];3);  &quot;0#%&quot;)" office:value-type="string" office:string-value="22%" calcext:value-type="string">
            <text:p>2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4  [64% - 95%] Earth Magic Resistance" calcext:value-type="string">
            <text:p>3-14 <text:s/>[64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54" calcext:value-type="float">
            <text:p>5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4%" calcext:value-type="string">
            <text:p>64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1  [61% - 95%] Lightning Resistance" calcext:value-type="string">
            <text:p>3-11 <text:s/>[61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35]+([.C135]-1)*20" office:value-type="float" office:value="51" calcext:value-type="float">
            <text:p>51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1%" calcext:value-type="string">
            <text:p>61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2  [12% - 24%] Shadow Magic Resistance" calcext:value-type="string">
            <text:p>1-12 <text:s/>[12% - 24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48]+([.C148]-1)*20" office:value-type="float" office:value="12" calcext:value-type="float">
            <text:p>12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2%" calcext:value-type="string">
            <text:p>12%</text:p>
          </table:table-cell>
          <table:table-cell table:formula="of:=TEXT(VLOOKUP([.E148];[.$BI$2:.$BK$81];3);  &quot;0#%&quot;)" office:value-type="string" office:string-value="24%" calcext:value-type="string">
            <text:p>24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1   [51% - 82%] Soul Magic Resistance" calcext:value-type="string">
            <text:p>3-1 <text:s text:c="2"/>[51% - 8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51]+([.C151]-1)*20" office:value-type="float" office:value="41" calcext:value-type="float">
            <text:p>41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1%" calcext:value-type="string">
            <text:p>51%</text:p>
          </table:table-cell>
          <table:table-cell table:formula="of:=TEXT(VLOOKUP([.E151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2  [62% - 95%] Space Magic Resistance" calcext:value-type="string">
            <text:p>3-12 <text:s/>[62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53]+([.C153]-1)*20" office:value-type="float" office:value="52" calcext:value-type="float">
            <text:p>52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2%" calcext:value-type="string">
            <text:p>62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1  [61% - 95%] Wind Resistance" calcext:value-type="string">
            <text:p>3-11 <text:s/>[61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61]+([.C161]-1)*20" office:value-type="float" office:value="51" calcext:value-type="float">
            <text:p>51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1%" calcext:value-type="string">
            <text:p>61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5   [55% - 90%] Wood Magic Resistance" calcext:value-type="string">
            <text:p>3-5 <text:s text:c="2"/>[55% - 9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62]+([.C162]-1)*20" office:value-type="float" office:value="45" calcext:value-type="float">
            <text:p>45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5%" calcext:value-type="string">
            <text:p>55%</text:p>
          </table:table-cell>
          <table:table-cell table:formula="of:=TEXT(VLOOKUP([.E162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9 3rd tier" calcext:value-type="string">
            <text:p>19 3rd tier</text:p>
          </table:table-cell>
          <table:table-cell table:formula="of:=COUNTIF([.$C$106:.$C$162];&quot;=3&quot;)" office:value-type="float" office:value="19" calcext:value-type="float">
            <text:p>19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9 x 5% = 95%" calcext:value-type="string">
            <text:p>Ash Speed: <text:s text:c="2"/>19 x 5% = 95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9" calcext:value-type="float">
            <text:p>1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5%" calcext:value-type="string">
            <text:p>9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54.4 kgs   [1,663.2 lbs] [0.83 tons]" calcext:value-type="string">
            <text:p>Weight: <text:s text:c="2"/>754.4 kgs <text:s text:c="2"/>[1,663.2 lbs] [0.83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54.4" calcext:value-type="string">
            <text:p>754.4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63.2" calcext:value-type="string">
            <text:p>1,663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3" calcext:value-type="string">
            <text:p>0.8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125.4 kgs [141,372.1 lbs] [70.69 tons]" calcext:value-type="string">
            <text:p>Maxed: 64,125.4 kgs [141,372.1 lbs] [70.6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125.4" calcext:value-type="string">
            <text:p>64,125.4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1,372.1" calcext:value-type="string">
            <text:p>141,372.1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0.69" calcext:value-type="string">
            <text:p>70.6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85% + 220% + 65% = 570%) more dense - Avatar of Ash [E] 2nd" calcext:value-type="string">
            <text:p><text:s text:c="8"/>Muscles are (285% + 220% + 65% = 570%) more dense - Avatar of Ash [E] 2nd</text:p>
          </table:table-cell>
          <table:table-cell/>
          <table:table-cell table:formula="of:=TEXT([.B166]*15%;&quot;%&quot;)" office:value-type="string" office:string-value="285%" calcext:value-type="string">
            <text:p>285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70%" calcext:value-type="string">
            <text:p>57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70%] more dense." calcext:value-type="string">
            <text:p><text:s text:c="16"/>[57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1" calcext:value-type="float">
            <text:p>511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9" calcext:value-type="float">
            <text:p>509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2" calcext:value-type="float">
            <text:p>502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704.0" calcext:value-type="string">
            <text:p>7,704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060.0" calcext:value-type="string">
            <text:p>3,06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04.0" calcext:value-type="string">
            <text:p>23,904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166.0%" calcext:value-type="string">
            <text:p>5,1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16.0%" calcext:value-type="string">
            <text:p>5,9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012.0%" calcext:value-type="string">
            <text:p>2,01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705.0%" calcext:value-type="string">
            <text:p>1,7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9.9" calcext:value-type="string">
            <text:p>239.9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0.4" calcext:value-type="string">
            <text:p>29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5.8" calcext:value-type="string">
            <text:p>335.8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7.6" calcext:value-type="string">
            <text:p>207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22%" calcext:value-type="string">
            <text:p>98.72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8.34" calcext:value-type="string">
            <text:p>78.34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59,497.0" calcext:value-type="string">
            <text:p>5,459,497.0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97.68" calcext:value-type="string">
            <text:p>297.68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31%" calcext:value-type="string">
            <text:p>98.83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5.53" calcext:value-type="string">
            <text:p>85.53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960,408.3" calcext:value-type="string">
            <text:p>5,960,408.3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25.00" calcext:value-type="string">
            <text:p>325.0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5" calcext:value-type="float">
            <text:p>5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7.5" calcext:value-type="string">
            <text:p>7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7.5" calcext:value-type="float">
            <text:p>7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2" calcext:value-type="float">
            <text:p>12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12" calcext:value-type="float">
            <text:p>12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6.0% =&gt; 760.0%" calcext:value-type="string">
            <text:p>76.0% =&gt; 76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8" calcext:value-type="float">
            <text:p>8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6" calcext:value-type="float">
            <text:p>6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14" calcext:value-type="float">
            <text:p>14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7.0% =&gt; 658.0%" calcext:value-type="string">
            <text:p>47.0% =&gt; 658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7.0% =&gt; 1,778.0%" calcext:value-type="string">
            <text:p>127.0% =&gt; 1,778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7" calcext:value-type="float">
            <text:p>7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8.5% =&gt; 985.0%" calcext:value-type="string">
            <text:p>98.5% =&gt; 98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2.75%" calcext:value-type="string">
            <text:p>2.7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9" calcext:value-type="float">
            <text:p>9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9" calcext:value-type="float">
            <text:p>9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9.5% =&gt; 1,794.0%" calcext:value-type="string">
            <text:p>149.5% =&gt; 1,794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6" calcext:value-type="float">
            <text:p>6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8.0% =&gt; 580.0%" calcext:value-type="string">
            <text:p>58.0% =&gt; 58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7" calcext:value-type="float">
            <text:p>7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4" calcext:value-type="float">
            <text:p>4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6.0% =&gt; 672.0%" calcext:value-type="string">
            <text:p>56.0% =&gt; 67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4" calcext:value-type="float">
            <text:p>4</text:p>
          </table:table-cell>
          <table:table-cell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72.0% =&gt; 720.0%" calcext:value-type="string">
            <text:p>72.0% =&gt; 72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8" calcext:value-type="float">
            <text:p>8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4.0% =&gt; 832.0%" calcext:value-type="string">
            <text:p>64.0% =&gt; 832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4.50%" calcext:value-type="string">
            <text:p>4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2" calcext:value-type="float">
            <text:p>2</text:p>
          </table:table-cell>
          <table:table-cell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6" calcext:value-type="float">
            <text:p>6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366" calcext:value-type="float">
            <text:p>2366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8T02:34:37.587000000</dc:date>
    <meta:generator>LibreOffice/7.0.5.2$Windows_X86_64 LibreOffice_project/64390860c6cd0aca4beafafcfd84613dd9dfb63a</meta:generator>
    <meta:editing-duration>P1DT5H51M24S</meta:editing-duration>
    <meta:editing-cycles>197</meta:editing-cycles>
    <meta:document-statistic meta:table-count="1" meta:cell-count="2168" meta:object-count="0"/>
    <meta:user-defined meta:name="AppVersion">16.0300</meta:user-defined>
  </office:meta>
</office:document-meta>
</file>